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zxx" fo:country="none" fo:font-weight="bold" officeooo:rsid="00043536" officeooo:paragraph-rsid="00043536"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paragraph-properties fo:text-align="justify" style:justify-single-word="false"/>
      <style:text-properties fo:font-size="14pt" fo:language="zxx" fo:country="none" officeooo:rsid="00043536" officeooo:paragraph-rsid="00043536" style:font-size-asian="14pt" style:language-asian="zxx" style:country-asian="none" style:font-size-complex="14pt" style:language-complex="zxx" style:country-complex="none"/>
    </style:style>
    <style:style style:name="P3" style:family="paragraph" style:parent-style-name="Standard">
      <style:paragraph-properties fo:text-align="justify" style:justify-single-word="false"/>
      <style:text-properties fo:font-size="14pt" fo:language="zxx" fo:country="none" fo:font-weight="bold" officeooo:rsid="00043536" officeooo:paragraph-rsid="00043536"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list-style-name="L1">
      <style:paragraph-properties fo:text-align="justify" style:justify-single-word="false"/>
      <style:text-properties fo:font-size="14pt" fo:language="zxx" fo:country="none" officeooo:rsid="00043536" officeooo:paragraph-rsid="00043536" style:font-size-asian="14pt" style:language-asian="zxx" style:country-asian="none" style:font-size-complex="14pt" style:language-complex="zxx" style:country-complex="none"/>
    </style:style>
    <style:style style:name="P5" style:family="paragraph" style:parent-style-name="Standard" style:list-style-name="L2">
      <style:paragraph-properties fo:text-align="justify" style:justify-single-word="false"/>
      <style:text-properties fo:font-size="14pt" fo:language="zxx" fo:country="none" officeooo:rsid="00043536" officeooo:paragraph-rsid="00043536" style:font-size-asian="14pt" style:language-asian="zxx" style:country-asian="none" style:font-size-complex="14pt" style:language-complex="zxx" style:country-complex="none"/>
    </style:style>
    <style:style style:name="P6" style:family="paragraph" style:parent-style-name="Standard" style:list-style-name="L3">
      <style:paragraph-properties fo:text-align="justify" style:justify-single-word="false"/>
      <style:text-properties fo:font-size="14pt" fo:language="zxx" fo:country="none" officeooo:rsid="00043536" officeooo:paragraph-rsid="00043536" style:font-size-asian="14pt" style:language-asian="zxx" style:country-asian="none" style:font-size-complex="14pt" style:language-complex="zxx" style:country-complex="none"/>
    </style:style>
    <style:style style:name="P7" style:family="paragraph" style:parent-style-name="Standard" style:list-style-name="L6">
      <style:paragraph-properties fo:text-align="justify" style:justify-single-word="false"/>
      <style:text-properties fo:font-size="14pt" fo:language="zxx" fo:country="none" officeooo:rsid="00043536" officeooo:paragraph-rsid="00043536" style:font-size-asian="14pt" style:language-asian="zxx" style:country-asian="none" style:font-size-complex="14pt" style:language-complex="zxx" style:country-complex="none"/>
    </style:style>
    <style:style style:name="P8" style:family="paragraph" style:parent-style-name="Standard" style:list-style-name="L4">
      <style:paragraph-properties fo:text-align="justify" style:justify-single-word="false"/>
      <style:text-properties fo:font-size="14pt" fo:language="zxx" fo:country="none" officeooo:rsid="000ace05" officeooo:paragraph-rsid="000ace05" style:font-size-asian="14pt" style:language-asian="zxx" style:country-asian="none" style:font-size-complex="14pt" style:language-complex="zxx" style:country-complex="none"/>
    </style:style>
    <style:style style:name="P9" style:family="paragraph" style:parent-style-name="Standard" style:list-style-name="L5">
      <style:paragraph-properties fo:text-align="justify" style:justify-single-word="false"/>
      <style:text-properties fo:font-size="14pt" fo:language="zxx" fo:country="none" officeooo:rsid="000b8d39" officeooo:paragraph-rsid="000b8d39" style:font-size-asian="14pt" style:language-asian="zxx" style:country-asian="none" style:font-size-complex="14pt" style:language-complex="zxx" style:country-complex="none"/>
    </style:style>
    <style:style style:name="P10" style:family="paragraph" style:parent-style-name="Standard" style:list-style-name="L5">
      <style:paragraph-properties fo:text-align="justify" style:justify-single-word="false"/>
      <style:text-properties fo:font-size="14pt" fo:language="zxx" fo:country="none" officeooo:rsid="000bbe52" officeooo:paragraph-rsid="000bbe52" style:font-size-asian="14pt" style:language-asian="zxx" style:country-asian="none" style:font-size-complex="14pt" style:language-complex="zxx" style:country-complex="none"/>
    </style:style>
    <style:style style:name="T1" style:family="text">
      <style:text-properties fo:font-weight="bold" style:font-weight-asian="bold" style:font-weight-complex="bold"/>
    </style:style>
    <style:style style:name="T2" style:family="text">
      <style:text-properties officeooo:rsid="0005ffbe"/>
    </style:style>
    <style:style style:name="T3" style:family="text">
      <style:text-properties officeooo:rsid="000805a2"/>
    </style:style>
    <style:style style:name="T4" style:family="text">
      <style:text-properties officeooo:rsid="0009ff94"/>
    </style:style>
    <style:style style:name="T5" style:family="text">
      <style:text-properties officeooo:rsid="000a60c4"/>
    </style:style>
    <style:style style:name="T6" style:family="text">
      <style:text-properties officeooo:rsid="000bbe52"/>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Tful</text:p>
      <text:p text:style-name="P3">Mục tiêu:</text:p>
      <text:list xml:id="list7140460843124867593" text:style-name="L1">
        <text:list-item>
          <text:p text:style-name="P4">Hiểu và code được json RESTful api về 1 resource bất kỳ</text:p>
        </text:list-item>
        <text:list-item>
          <text:p text:style-name="P4">Biết dùng postman để call RESTful API</text:p>
        </text:list-item>
      </text:list>
      <text:p text:style-name="P3">Lý thuyết:</text:p>
      <text:list xml:id="list1674422820844559984" text:style-name="L2">
        <text:list-item>
          <text:p text:style-name="P5">API là gì? RESTful API là gì? Json API là gì? Resource trong RESTful API là gì?</text:p>
        </text:list-item>
      </text:list>
      <text:list xml:id="list2859732087222111094" text:style-name="L3">
        <text:list-item>
          <text:p text:style-name="P6">API<text:span text:style-name="T2">(Application Programming Interface) là một tập hợp các chương trình con định <text:s/>nghĩa, các giao thức, và các công cụ để xây dụng phần mềm ứng dụng. Nói chung, nó là tập hợp các phương thức giao tiếp được xác định rõ ràng giữa các thành phần phần mềm khác nhau. Nói chung, API xác định các quy tắc mà lập trình viên phải tuân theo để tương tác với ngôn ngữ lập trình, thư viện phần mềm hoặc bất kỳ công cụ phần mềm nào khác.</text:span></text:p>
        </text:list-item>
        <text:list-item>
          <text:p text:style-name="P6">RESTful API (<text:span text:style-name="T3">REpresentational State Tranfer</text:span>) <text:span text:style-name="T3">là giao diện chương trình ứng dụng (API) sử dụng các yêu cầu HTTP để nhận, put, post và xóa dữ liệu. API RESTful còn được gọi là dịch vụ web RESTful dựa trên công nghệ chuyển giao trạng thái đại diện(REST), một kiểu kiến trúc và cách tiếp cận truyền thông thường được sử dụng trong phát triển dịch vụ web.</text:span></text:p>
        </text:list-item>
        <text:list-item>
          <text:p text:style-name="P6">Json API <text:span text:style-name="T4">(JavaScript Object Notation) là định dạng kiểu dữ liệu đươc sử dụng ngôn ngữ rộng rãi nhất để trao đổi trên web. Trao đổi dữ liệu này có thể xảy ra giữa hai ứng dụng máy tính tại các vị trí địa lý khác nhau hoặc chạy trong cùng một máy phần cứng.</text:span></text:p>
        </text:list-item>
        <text:list-item>
          <text:p text:style-name="P6">Resource trong RESTful API được <text:span text:style-name="T5">sử dụng để thực hiện quá trình chuyển đổi mong muốn. Một số lượng lớn người liên quan sai Resource với các phương thức HTTP GET/PUT/POST/DELETE.</text:span></text:p>
        </text:list-item>
      </text:list>
      <text:list xml:id="list84003719503893" text:continue-list="list1674422820844559984" text:style-name="L2">
        <text:list-item>
          <text:p text:style-name="P5">Viết API theo REST thì được gì?</text:p>
        </text:list-item>
      </text:list>
      <text:list xml:id="list6242558988949392709" text:style-name="L4">
        <text:list-item>
          <text:p text:style-name="P8">Thiết kế web trước đây sử dụng SOAP(Simple Object Access Protocol) và WSDL(Web Service Definition Language), tuy nhiên bây giờ REST tối ưu hơn so với 2 phương pháp này.</text:p>
        </text:list-item>
        <text:list-item>
          <text:p text:style-name="P8">Rõ ràng về URL(REST URL đại diện cho resource xác định chứ không phải hành động)</text:p>
        </text:list-item>
        <text:list-item>
          <text:p text:style-name="P8">Trả về nhiều định dạng khác nhau như: json, xml...</text:p>
        </text:list-item>
        <text:list-item>
          <text:p text:style-name="P8">Hiệu suất tốt hơn, tin cậy, dễ phát triển.</text:p>
        </text:list-item>
        <text:list-item>
          <text:p text:style-name="P8">Theo triết lý của web mở</text:p>
        </text:list-item>
      </text:list>
      <text:list xml:id="list84003706639562" text:continue-list="list84003719503893" text:style-name="L2">
        <text:list-item>
          <text:p text:style-name="P5">Phát biểu 5 ràng buộc của 1 RESTful API?</text:p>
        </text:list-item>
      </text:list>
      <text:list xml:id="list7395998619311565417" text:style-name="L5">
        <text:list-item>
          <text:p text:style-name="P9">Client – Server: hoạt động theo mô hình Client-Server, việc tách biệt này nhằm đơn giản hóa việc thực hiện các thành phần(kiểu chia để trị), giảm sự phức tạp của ngữ nghĩa kết nối, nâng cao hiệu quả của việc điều chỉnh hiệu năng, tăng khả năng mở rộng của máy chủ.</text:p>
        </text:list-item>
        <text:list-item>
          <text:p text:style-name="P9">Stateless: Server và Client không lưu trạng thái của nhau. Với mỗi request được gửi đi đều phải đóng gói đầy đủ thông tin để server có thể nhận và hiểu được. Điều này giúp hệ thống dễ phát triển, bảo trì, mở rộng vì không <text:soft-page-break/>tốn công CRUD trạng thái của Client. Tuy nhiên có mặt hạn chế là làm tăng lưu lượng thông tin cần truyền tải giữa client và server.</text:p>
        </text:list-item>
        <text:list-item>
          <text:p text:style-name="P9">Cacheable: <text:span text:style-name="T6">Mọi thứ trên web đều có thể được lưu trữ, do đó response phải xác định rõ ràng liệu chúng có thể lưu trữ được hay không, tránh lưu trữ bộ nhớ đệm không phù hợp hoặc lưu trữ các thông tin cũ, không cần thiết.</text:span></text:p>
        </text:list-item>
        <text:list-item>
          <text:p text:style-name="P10">Layered system: Giảm mức độ phức tạp của hệ thống, giúp các thành phần tách biệt nhau từ đó dễ dàng mở rộng. Với mỗi một lớp chỉ trao đổi trực tiếp với lớp ngay đưới và trên nó.</text:p>
        </text:list-item>
        <text:list-item>
          <text:p text:style-name="P10">Code on demande: Đây là"optional" duy nhất trong ràng buộc của REST. Máy chủ có thể tạm thời mở rộng hoặc tùy chỉnh các chức năng của một máy khách bằng cách chuyển mã thực thi, như javascript.</text:p>
        </text:list-item>
      </text:list>
      <text:p text:style-name="P3">Thực hành:</text:p>
      <text:list xml:id="list3430349246785635429" text:style-name="L6">
        <text:list-item>
          <text:p text:style-name="P7">Tạo 1 RESTful API sử dụng môi trường docker</text:p>
        </text:list-item>
        <text:list-item>
          <text:p text:style-name="P7">Dùng postman để test bộ REST API vừa tạo</text:p>
        </text:list-item>
      </text:list>
      <text:p text:style-name="P2"><text:span text:style-name="T1">Lưu ý: </text:span>Lúc kiểm trra học viên phải trả lời và thực hiện lần lượt các câu hỏi và yêu cầu lý thuyết, thực hành trên. Code phải 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3:04:48.869392970</meta:creation-date>
    <dc:date>2019-01-17T16:43:31.842047943</dc:date>
    <meta:editing-duration>PT1H32M22S</meta:editing-duration>
    <meta:editing-cycles>3</meta:editing-cycles>
    <meta:generator>LibreOffice/5.1.6.2$Linux_X86_64 LibreOffice_project/10m0$Build-2</meta:generator>
    <meta:document-statistic meta:table-count="0" meta:image-count="0" meta:object-count="0" meta:page-count="2" meta:paragraph-count="26" meta:word-count="687" meta:character-count="3286" meta:non-whitespace-character-count="2644"/>
  </office:meta>
</office:document-meta>
</file>